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3">
      <style:paragraph-properties fo:text-align="start" style:justify-single-word="false"/>
    </style:style>
    <style:style style:name="P4" style:family="paragraph" style:parent-style-name="Standard" style:list-style-name="L4">
      <style:paragraph-properties fo:text-align="start" style:justify-single-word="false"/>
    </style:style>
    <style:style style:name="P5" style:family="paragraph" style:parent-style-name="Standard" style:list-style-name="L12">
      <style:paragraph-properties fo:text-align="start" style:justify-single-word="false"/>
    </style:style>
    <style:style style:name="P6" style:family="paragraph" style:parent-style-name="Standard" style:list-style-name="L13">
      <style:paragraph-properties fo:text-align="start" style:justify-single-word="false"/>
    </style:style>
    <style:style style:name="P7" style:family="paragraph" style:parent-style-name="Standard" style:list-style-name="L14">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avan Problems and Solutions</text:p>
      <text:p text:style-name="P2"/>
      <text:p text:style-name="P2"/>
      <text:list xml:id="list1850572996988143202" text:style-name="L3">
        <text:list-header>
          <text:p text:style-name="P3">Problems:</text:p>
        </text:list-header>
      </text:list>
      <text:list xml:id="list6290145456227728261" text:style-name="L4">
        <text:list-item>
          <text:p text:style-name="P4">How to distinct cards by player, being assigned into caravan and by suits and ranks.</text:p>
        </text:list-item>
        <text:list-item>
          <text:p text:style-name="P4">How to pass cards to caravan and check for win</text:p>
        </text:list-item>
        <text:list-item>
          <text:p text:style-name="P4">How not to let other player control your own cards and give each other players turns and confirm their actions.</text:p>
        </text:list-item>
        <text:list-item>
          <text:p text:style-name="P4">How to determine position for each slot in caravan for player's hand</text:p>
        </text:list-item>
        <text:list-item>
          <text:p text:style-name="P4">How to add proper colors for each player's slot (how to pass value in constructor or in other way)</text:p>
        </text:list-item>
        <text:list-item>
          <text:p text:style-name="P4">How to get slot by id in table function when</text:p>
        </text:list-item>
      </text:list>
      <text:p text:style-name="P2"><text:tab/>Solutions:</text:p>
      <text:list xml:id="list6889640278024427720" text:style-name="L12">
        <text:list-item>
          <text:p text:style-name="P5"/>
          <text:list>
            <text:list-item>
              <text:p text:style-name="P5">By rewriting id's and instead of having id for each card having more complex max object which will assign this id by color so that mouse picker can distinct it.<text:line-break/>How to rewrite id's:<text:line-break/>Red: leave it just for card ranks and suits<text:line-break/>Green: leave it for checking which player the card or slot is assigned to and which caravan</text:p>
              <text:p text:style-name="P5">Blue: leave it for 255 different slots which I don't have to know amount because It is probably sufficient</text:p>
            </text:list-item>
            <text:list-item>
              <text:p text:style-name="P5">By using to my advantage the fact that players have two separate halfs for their own and if one player was to move a card from his field check if card that is in focus is in the right place if not teleport it to it''s slot</text:p>
            </text:list-item>
            <text:list-item>
              <text:p text:style-name="P5">Maybe I can use static variable in the MousePicker class and use another method to determine type of object selected.<text:line-break/>Red: give int id's incremented by one every time<text:line-break/>Green: use it only for determining which object is it on,</text:p>
            </text:list-item>
            <text:list-item>
              <text:p text:style-name="P5">Maybe use template of the mousePicker class?</text:p>
            </text:list-item>
          </text:list>
        </text:list-item>
        <text:list-item>
          <text:p text:style-name="P5">It's problematic since if I have picked a card and want to place it in the caravan i'll have to somehow change the order of color rendering so that I can at the same time control which card do I have in focus and where I wanted to put it. I think that the best solution for it would be to at the dropping event that I will create in mouse picker class have some variable that controls if it is the case and I will have selected card in my mouse picker object that will be hidden at drop so that I can check what color is underneat.</text:p>
        </text:list-item>
        <text:list-item>
          <text:p text:style-name="P5">It would be ease if I'' have turn variable in the table class and distinction with green color controling to which player does the card belong since both players can have same decks.<text:line-break/>At the end it's the same problem as problem #1</text:p>
        </text:list-item>
      </text:list>
      <text:p text:style-name="P2"/>
      <text:p text:style-name="P2"><text:tab/>Object's distinction:</text:p>
      <text:list xml:id="list4371883612505812399" text:style-name="L14">
        <text:list-item>
          <text:p text:style-name="P7">Red: cards stay the same.</text:p>
        </text:list-item>
        <text:list-item>
          <text:p text:style-name="P7">Caravans from 1 to 3 to player 1 and then from 4 to 6 to player 2.</text:p>
        </text:list-item>
        <text:list-item>
          <text:p text:style-name="P7">Slots just +0.01</text:p>
        </text:list-item>
      </text:list>
      <text:p text:style-name="P2"><text:tab/>CHECKLIST:</text:p>
      <text:list xml:id="list4179382952177045989" text:style-name="L13">
        <text:list-item>
          <text:p text:style-name="P6">Create draw function for slot to draw outline</text:p>
        </text:list-item>
        <text:list-item>
          <text:p text:style-name="P6">create function that passes player card to caravan</text:p>
        </text:list-item>
        <text:list-item>
          <text:p text:style-name="P6">rearrange mouse picker class</text:p>
        </text:list-item>
        <text:list-item>
          <text:p text:style-name="P6">rearrange colors for game object if it's card or slot or button mby???</text:p>
        </text:list-item>
        <text:list-item>
          <text:p text:style-name="P6">edit table class to have turns for each player</text:p>
        </text:list-item>
        <text:list-item>
          <text:p text:style-name="P6">make sure that color of slot is drawn on top of color of a card</text:p>
        </text:list-item>
        <text:list-item>
          <text:p text:style-name="P6">make sure that selectedCard's color if on focus is not drawn</text:p>
        </text:list-item>
        <text:list-item>
          <text:p text:style-name="P6"><text:soft-page-break/>ill have to make sure that slot gets red color from card assigned to its</text:p>
        </text:list-item>
        <text:list-item>
          <text:p text:style-name="P6">how to determine which one is action slot</text:p>
        </text:list-item>
      </text:list>
      <text:p text:style-name="P2"/>
      <text:p text:style-name="P2">Maybe for determining which gameObject is in focus the best option would be to give them static id's and then use dynamic_cast to determine which one i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27T23:44:46.86</dc:date>
    <dc:creator>Paweł Kawula</dc:creator>
    <meta:generator>OpenOffice/4.1.5$Win32 OpenOffice.org_project/415m1$Build-9789</meta:generator>
    <meta:editing-duration>P4DT9H30M27S</meta:editing-duration>
    <meta:editing-cycles>15</meta:editing-cycles>
    <meta:document-statistic meta:table-count="0" meta:image-count="0" meta:object-count="0" meta:page-count="2" meta:paragraph-count="31" meta:word-count="589" meta:character-count="2984"/>
  </office:meta>
</office:document-meta>
</file>